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1.2102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11.6701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1.1016in"/>
    </style:style>
    <style:style style:name="co11" style:family="table-column">
      <style:table-column-properties fo:break-before="auto" style:column-width="3.01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office:value-type="string">
            <text:p>#HQF Ship Bonus Mapping Table</text:p>
          </table:table-cell>
          <table:table-cell table:number-columns-repeated="1022"/>
        </table:table-row>
        <table:table-row table:style-name="ro1">
          <table:table-cell office:value-type="string">
            <text:p>#Ship ID</text:p>
          </table:table-cell>
          <table:table-cell/>
          <table:table-cell office:value-type="string">
            <text:p>Affecting Type</text:p>
          </table:table-cell>
          <table:table-cell office:value-type="string">
            <text:p>Affecting ID</text:p>
          </table:table-cell>
          <table:table-cell/>
          <table:table-cell office:value-type="string">
            <text:p>Affected Attribute</text:p>
          </table:table-cell>
          <table:table-cell office:value-type="string">
            <text:p>Affected Type</text:p>
          </table:table-cell>
          <table:table-cell office:value-type="string">
            <text:p>Affected ID</text:p>
          </table:table-cell>
          <table:table-cell office:value-type="string">
            <text:p>Per Level</text:p>
          </table:table-cell>
          <table:table-cell office:value-type="string">
            <text:p>Calc Type</text:p>
          </table:table-cell>
          <table:table-cell office:value-type="string">
            <text:p>*** REMOVE ***</text:p>
          </table:table-cell>
          <table:table-cell office:value-type="string">
            <text:p>Description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hipID</text:p>
          </table:table-cell>
          <table:table-cell table:style-name="ce1" office:value-type="string">
            <text:p>effectID</text:p>
          </table:table-cell>
          <table:table-cell table:style-name="ce1" office:value-type="string">
            <text:p>affectingType</text:p>
          </table:table-cell>
          <table:table-cell table:style-name="ce1" office:value-type="string">
            <text:p>attributeSkillID</text:p>
          </table:table-cell>
          <table:table-cell table:style-name="ce1" office:value-type="string">
            <text:p>sourceAttributeID</text:p>
          </table:table-cell>
          <table:table-cell table:style-name="ce1" office:value-type="string">
            <text:p>targetAttribute</text:p>
          </table:table-cell>
          <table:table-cell table:style-name="ce1" office:value-type="string">
            <text:p>affectedType</text:p>
          </table:table-cell>
          <table:table-cell table:style-name="ce1" office:value-type="string">
            <text:p>targetGroupIDs</text:p>
          </table:table-cell>
          <table:table-cell table:style-name="ce1" office:value-type="string">
            <text:p>appliedPerLevel</text:p>
          </table:table-cell>
          <table:table-cell table:style-name="ce1" office:value-type="string">
            <text:p>calculationTypeID</text:p>
          </table:table-cell>
          <table:table-cell table:style-name="ce1" office:value-type="string">
            <text:p>modifierValue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# Abaddon</text:p>
          </table:table-cell>
          <table:table-cell table:number-columns-repeated="1022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Absolution</text:p>
          </table:table-cell>
          <table:table-cell table:number-columns-repeated="1022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22448">
            <text:p>224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Aeon</text:p>
          </table:table-cell>
          <table:table-cell table:number-columns-repeated="1022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69">
            <text:p>1069</text:p>
          </table:table-cell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Anathema</text:p>
          </table:table-cell>
          <table:table-cell table:number-columns-repeated="1022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88">
            <text:p>11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7.5">
            <text:p>-97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Anshar</text:p>
          </table:table-cell>
          <table:table-cell table:number-columns-repeated="1022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0">
            <text:p>890</text:p>
          </table:table-cell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string">
            <text:p># Apocalypse</text:p>
          </table:table-cell>
          <table:table-cell table:number-columns-repeated="1022"/>
        </table:table-row>
        <table:table-row table:style-name="ro1"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Apocalypse Imperial Issue</text:p>
          </table:table-cell>
          <table:table-cell table:number-columns-repeated="1022"/>
        </table:table-row>
        <table:table-row table:style-name="ro1"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Apocalypse Navy Issue</text:p>
          </table:table-cell>
          <table:table-cell table:number-columns-repeated="1022"/>
        </table:table-row>
        <table:table-row table:style-name="ro1"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Arazu</text:p>
          </table:table-cell>
          <table:table-cell table:number-columns-repeated="1022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Arbitrator</text:p>
          </table:table-cell>
          <table:table-cell table:number-columns-repeated="1022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string">
            <text:p># Archon</text:p>
          </table:table-cell>
          <table:table-cell table:number-columns-repeated="1022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Ares</text:p>
          </table:table-cell>
          <table:table-cell table:number-columns-repeated="1022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Damage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racking Speed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202">
            <text:p>112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Ark</text:p>
          </table:table-cell>
          <table:table-cell table:number-columns-repeated="1022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7">
            <text:p>887</text:p>
          </table:table-cell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string">
            <text:p># Armageddon</text:p>
          </table:table-cell>
          <table:table-cell table:number-columns-repeated="1022"/>
        </table:table-row>
        <table:table-row table:style-name="ro1"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string">
            <text:p># Armageddon Imperial Issue</text:p>
          </table:table-cell>
          <table:table-cell table:number-columns-repeated="1022"/>
        </table:table-row>
        <table:table-row table:style-name="ro1"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string">
            <text:p># Armageddon Navy Issue</text:p>
          </table:table-cell>
          <table:table-cell table:number-columns-repeated="1022"/>
        </table:table-row>
        <table:table-row table:style-name="ro1"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string">
            <text:p># Ashimmu</text:p>
          </table:table-cell>
          <table:table-cell table:number-columns-repeated="1022"/>
        </table:table-row>
        <table:table-row table:style-name="ro1">
          <table:table-cell office:value-type="float" office:value="17922">
            <text:p>179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Astarte</text:p>
          </table:table-cell>
          <table:table-cell table:number-columns-repeated="1022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22466">
            <text:p>224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Atron</text:p>
          </table:table-cell>
          <table:table-cell table:number-columns-repeated="1022"/>
        </table:table-row>
        <table:table-row table:style-name="ro1"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Augoror</text:p>
          </table:table-cell>
          <table:table-cell table:number-columns-repeated="1022"/>
        </table:table-row>
        <table:table-row table:style-name="ro1"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 office:value-type="float" office:value="625">
            <text:p>6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string">
            <text:p># Augoror Navy Issue</text:p>
          </table:table-cell>
          <table:table-cell table:number-columns-repeated="1022"/>
        </table:table-row>
        <table:table-row table:style-name="ro1"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7709">
            <text:p>17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string">
            <text:p># Avatar</text:p>
          </table:table-cell>
          <table:table-cell table:number-columns-repeated="1022"/>
        </table:table-row>
        <table:table-row table:style-name="ro1"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1">
            <text:p>106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Capital Energy Turret Damage</text:p>
          </table:table-cell>
          <table:table-cell table:number-columns-repeated="1011"/>
        </table:table-row>
        <table:table-row table:style-name="ro1"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38">
            <text:p>103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Gang Capacitor Recharge</text:p>
          </table:table-cell>
          <table:table-cell table:number-columns-repeated="1011"/>
        </table:table-row>
        <table:table-row table:style-name="ro1">
          <table:table-cell office:value-type="float" office:value="11567">
            <text:p>1156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2">
            <text:p>1062</text:p>
          </table:table-cell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11567">
            <text:p>1156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Badger</text:p>
          </table:table-cell>
          <table:table-cell table:number-columns-repeated="1022"/>
        </table:table-row>
        <table:table-row table:style-name="ro1"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Badger Mark II</text:p>
          </table:table-cell>
          <table:table-cell table:number-columns-repeated="1022"/>
        </table:table-row>
        <table:table-row table:style-name="ro1"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Bantam</text:p>
          </table:table-cell>
          <table:table-cell table:number-columns-repeated="1022"/>
        </table:table-row>
        <table:table-row table:style-name="ro1"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582">
            <text:p>58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string">
            <text:p># Basilisk</text:p>
          </table:table-cell>
          <table:table-cell table:number-columns-repeated="1022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Energy Transfer PG</text:p>
          </table:table-cell>
          <table:table-cell table:number-columns-repeated="1011"/>
        </table:table-row>
        <table:table-row table:style-name="ro1">
          <table:table-cell office:value-type="string">
            <text:p># Bellicose</text:p>
          </table:table-cell>
          <table:table-cell table:number-columns-repeated="1022"/>
        </table:table-row>
        <table:table-row table:style-name="ro1"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string">
            <text:p># Bestower</text:p>
          </table:table-cell>
          <table:table-cell table:number-columns-repeated="1022"/>
        </table:table-row>
        <table:table-row table:style-name="ro1"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Bhaalgorn</text:p>
          </table:table-cell>
          <table:table-cell table:number-columns-repeated="1022"/>
        </table:table-row>
        <table:table-row table:style-name="ro1">
          <table:table-cell office:value-type="float" office:value="17920">
            <text:p>1792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/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string">
            <text:p># Blackbird</text:p>
          </table:table-cell>
          <table:table-cell table:number-columns-repeated="1022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 office:value-type="string">
            <text:p># Breacher</text:p>
          </table:table-cell>
          <table:table-cell table:number-columns-repeated="1022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string">
            <text:p># Broadsword</text:p>
          </table:table-cell>
          <table:table-cell table:number-columns-repeated="1022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Brutix</text:p>
          </table:table-cell>
          <table:table-cell table:number-columns-repeated="1022"/>
        </table:table-row>
        <table:table-row table:style-name="ro1"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6229">
            <text:p>1622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Burst</text:p>
          </table:table-cell>
          <table:table-cell table:number-columns-repeated="1022"/>
        </table:table-row>
        <table:table-row table:style-name="ro1"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599">
            <text:p>59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string">
            <text:p># Bustard</text:p>
          </table:table-cell>
          <table:table-cell table:number-columns-repeated="1022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Buzzard</text:p>
          </table:table-cell>
          <table:table-cell table:number-columns-repeated="1022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7.5">
            <text:p>-97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Caldari Navy Hookbill</text:p>
          </table:table-cell>
          <table:table-cell table:number-columns-repeated="1022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EM Damage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Explosive Damage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Thermal Damage</text:p>
          </table:table-cell>
          <table:table-cell table:number-columns-repeated="1011"/>
        </table:table-row>
        <table:table-row table:style-name="ro1">
          <table:table-cell office:value-type="string">
            <text:p># Cambion</text:p>
          </table:table-cell>
          <table:table-cell table:number-columns-repeated="1022"/>
        </table:table-row>
        <table:table-row table:style-name="ro1">
          <table:table-cell office:value-type="float" office:value="32788">
            <text:p>3278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 office:value-type="float" office:value="32788">
            <text:p>3278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 office:value-type="float" office:value="32788">
            <text:p>3278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 office:value-type="float" office:value="32788">
            <text:p>3278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 office:value-type="float" office:value="32788">
            <text:p>32788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7;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Rocket, Light, Assault Launcher ROF</text:p>
          </table:table-cell>
          <table:table-cell table:number-columns-repeated="1011"/>
        </table:table-row>
        <table:table-row table:style-name="ro1">
          <table:table-cell office:value-type="float" office:value="32788">
            <text:p>3278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string">
            <text:p>Rocket, Light Missile Kinetic Damage</text:p>
          </table:table-cell>
          <table:table-cell table:number-columns-repeated="1011"/>
        </table:table-row>
        <table:table-row table:style-name="ro1">
          <table:table-cell office:value-type="float" office:value="32788">
            <text:p>3278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Caracal</text:p>
          </table:table-cell>
          <table:table-cell table:number-columns-repeated="1022"/>
        </table:table-row>
        <table:table-row table:style-name="ro1"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5;653;772;385;384;39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string">
            <text:p># Caracal Navy Issue</text:p>
          </table:table-cell>
          <table:table-cell table:number-columns-repeated="1022"/>
        </table:table-row>
        <table:table-row table:style-name="ro1"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string">
            <text:p># Catalyst</text:p>
          </table:table-cell>
          <table:table-cell table:number-columns-repeated="1022"/>
        </table:table-row>
        <table:table-row table:style-name="ro1"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16240">
            <text:p>1624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Celestis</text:p>
          </table:table-cell>
          <table:table-cell table:number-columns-repeated="1022"/>
        </table:table-row>
        <table:table-row table:style-name="ro1"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string">
            <text:p># Cerberus</text:p>
          </table:table-cell>
          <table:table-cell table:number-columns-repeated="1022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655;385;654;772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ght, Heavy, Assualt Missile Flight Time</text:p>
          </table:table-cell>
          <table:table-cell table:number-columns-repeated="1011"/>
        </table:table-row>
        <table:table-row table:style-name="ro1"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string">
            <text:p># Charon</text:p>
          </table:table-cell>
          <table:table-cell table:number-columns-repeated="1022"/>
        </table:table-row>
        <table:table-row table:style-name="ro1"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Cheetah</text:p>
          </table:table-cell>
          <table:table-cell table:number-columns-repeated="1022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7.5">
            <text:p>-97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Chimera</text:p>
          </table:table-cell>
          <table:table-cell table:number-columns-repeated="1022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Claw</text:p>
          </table:table-cell>
          <table:table-cell table:number-columns-repeated="1022"/>
        </table:table-row>
        <table:table-row table:style-name="ro1"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196">
            <text:p>111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Claymore</text:p>
          </table:table-cell>
          <table:table-cell table:number-columns-repeated="1022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70;11017;20408;4286;4288;4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irmish Warfare Link Bonus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2468">
            <text:p>22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Coercer</text:p>
          </table:table-cell>
          <table:table-cell table:number-columns-repeated="1022"/>
        </table:table-row>
        <table:table-row table:style-name="ro1"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6236">
            <text:p>1623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Condor</text:p>
          </table:table-cell>
          <table:table-cell table:number-columns-repeated="1022"/>
        </table:table-row>
        <table:table-row table:style-name="ro1"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ght Missile Damage - Kin</text:p>
          </table:table-cell>
          <table:table-cell table:number-columns-repeated="1011"/>
        </table:table-row>
        <table:table-row table:style-name="ro1">
          <table:table-cell office:value-type="float" office:value="583">
            <text:p>58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Cormorant</text:p>
          </table:table-cell>
          <table:table-cell table:number-columns-repeated="1022"/>
        </table:table-row>
        <table:table-row table:style-name="ro1"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6238">
            <text:p>1623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Covetor</text:p>
          </table:table-cell>
          <table:table-cell table:number-columns-repeated="1022"/>
        </table:table-row>
        <table:table-row table:style-name="ro1"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Crane</text:p>
          </table:table-cell>
          <table:table-cell table:number-columns-repeated="1022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8.5">
            <text:p>-98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Crow</text:p>
          </table:table-cell>
          <table:table-cell table:number-columns-repeated="1022"/>
        </table:table-row>
        <table:table-row table:style-name="ro1"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1176">
            <text:p>1117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Crucifier</text:p>
          </table:table-cell>
          <table:table-cell table:number-columns-repeated="1022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string">
            <text:p># Cruor</text:p>
          </table:table-cell>
          <table:table-cell table:number-columns-repeated="1022"/>
        </table:table-row>
        <table:table-row table:style-name="ro1">
          <table:table-cell office:value-type="float" office:value="17926">
            <text:p>1792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Crusader</text:p>
          </table:table-cell>
          <table:table-cell table:number-columns-repeated="1022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1184">
            <text:p>1118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Curse</text:p>
          </table:table-cell>
          <table:table-cell table:number-columns-repeated="1022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 office:value-type="string">
            <text:p># Cyclone</text:p>
          </table:table-cell>
          <table:table-cell table:number-columns-repeated="1022"/>
        </table:table-row>
        <table:table-row table:style-name="ro1"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6231">
            <text:p>1623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Cynabal</text:p>
          </table:table-cell>
          <table:table-cell table:number-columns-repeated="1022"/>
        </table:table-row>
        <table:table-row table:style-name="ro1">
          <table:table-cell office:value-type="float" office:value="17720">
            <text:p>1772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string">
            <text:p># Damnation</text:p>
          </table:table-cell>
          <table:table-cell table:number-columns-repeated="1022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 - Plates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69;20409;22227;4262;4264;4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mored Warfare Link Bonus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Daredevil</text:p>
          </table:table-cell>
          <table:table-cell table:number-columns-repeated="1022"/>
        </table:table-row>
        <table:table-row table:style-name="ro1">
          <table:table-cell office:value-type="float" office:value="17928">
            <text:p>1792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Deimos</text:p>
          </table:table-cell>
          <table:table-cell table:number-columns-repeated="1022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Devoter</text:p>
          </table:table-cell>
          <table:table-cell table:number-columns-repeated="1022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Dominix</text:p>
          </table:table-cell>
          <table:table-cell table:number-columns-repeated="1022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Dominix Navy Issue</text:p>
          </table:table-cell>
          <table:table-cell table:number-columns-repeated="1022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Drake</text:p>
          </table:table-cell>
          <table:table-cell table:number-columns-repeated="1022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, Assault Missile Damag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4698">
            <text:p>24698</text:p>
          </table:table-cell>
          <table:table-cell/>
          <table:table-cell office:value-type="float" office:value="0">
            <text:p>0</text:p>
          </table:table-cell>
          <table:table-cell office:value-type="float" office:value="12099">
            <text:p>12099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Dramiel</text:p>
          </table:table-cell>
          <table:table-cell table:number-columns-repeated="1022"/>
        </table:table-row>
        <table:table-row table:style-name="ro1">
          <table:table-cell office:value-type="float" office:value="17932">
            <text:p>1793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Eagle</text:p>
          </table:table-cell>
          <table:table-cell table:number-columns-repeated="1022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Enyo</text:p>
          </table:table-cell>
          <table:table-cell table:number-columns-repeated="1022"/>
        </table:table-row>
        <table:table-row table:style-name="ro1"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2044">
            <text:p>1204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Eos</text:p>
          </table:table-cell>
          <table:table-cell table:number-columns-repeated="1022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Erebus</text:p>
          </table:table-cell>
          <table:table-cell table:number-columns-repeated="1022"/>
        </table:table-row>
        <table:table-row table:style-name="ro1"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Gang Armor Amount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Eris</text:p>
          </table:table-cell>
          <table:table-cell table:number-columns-repeated="1022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Thermal Damage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ight Missile Thermal Damage</text:p>
          </table:table-cell>
          <table:table-cell table:number-columns-repeated="1011"/>
        </table:table-row>
        <table:table-row table:style-name="ro1"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Etana</text:p>
          </table:table-cell>
          <table:table-cell table:number-columns-repeated="1022"/>
        </table:table-row>
        <table:table-row table:style-name="ro1">
          <table:table-cell office:value-type="float" office:value="32790">
            <text:p>3279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Energy Transfer PG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32790">
            <text:p>3279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table:number-columns-repeated="2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Executioner</text:p>
          </table:table-cell>
          <table:table-cell table:number-columns-repeated="1022"/>
        </table:table-row>
        <table:table-row table:style-name="ro1"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589">
            <text:p>58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Exequror</text:p>
          </table:table-cell>
          <table:table-cell table:number-columns-repeated="1022"/>
        </table:table-row>
        <table:table-row table:style-name="ro1"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Armor Transfer Capacitor</text:p>
          </table:table-cell>
          <table:table-cell table:number-columns-repeated="1011"/>
        </table:table-row>
        <table:table-row table:style-name="ro1">
          <table:table-cell office:value-type="float" office:value="634">
            <text:p>63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Armor Transfer Range</text:p>
          </table:table-cell>
          <table:table-cell table:number-columns-repeated="1011"/>
        </table:table-row>
        <table:table-row table:style-name="ro1">
          <table:table-cell office:value-type="string">
            <text:p># Exequror Navy Issue</text:p>
          </table:table-cell>
          <table:table-cell table:number-columns-repeated="1022"/>
        </table:table-row>
        <table:table-row table:style-name="ro1"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2">
            <text:p>10012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Hybrid Turret ROF</text:p>
          </table:table-cell>
          <table:table-cell table:number-columns-repeated="1011"/>
        </table:table-row>
        <table:table-row table:style-name="ro1">
          <table:table-cell office:value-type="string">
            <text:p># Falcon</text:p>
          </table:table-cell>
          <table:table-cell table:number-columns-repeated="1022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Federation Navy Comet</text:p>
          </table:table-cell>
          <table:table-cell table:number-columns-repeated="1022"/>
        </table:table-row>
        <table:table-row table:style-name="ro1"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string">
            <text:p># Fenrir</text:p>
          </table:table-cell>
          <table:table-cell table:number-columns-repeated="1022"/>
        </table:table-row>
        <table:table-row table:style-name="ro1"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Ferox</text:p>
          </table:table-cell>
          <table:table-cell table:number-columns-repeated="1022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6227">
            <text:p>1622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Flycatcher</text:p>
          </table:table-cell>
          <table:table-cell table:number-columns-repeated="1022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Light Missile Damage Reduction Factor</text:p>
          </table:table-cell>
          <table:table-cell table:number-columns-repeated="1011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, Light Missile Kinetic Damage</text:p>
          </table:table-cell>
          <table:table-cell table:number-columns-repeated="1011"/>
        </table:table-row>
        <table:table-row table:style-name="ro1"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Gila</text:p>
          </table:table-cell>
          <table:table-cell table:number-columns-repeated="1022"/>
        </table:table-row>
        <table:table-row table:style-name="ro1">
          <table:table-cell office:value-type="float" office:value="17715">
            <text:p>177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3;384;655;385;654;772;394;39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Light, Heavy, Assualt Missile Velocity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Gold Magnate</text:p>
          </table:table-cell>
          <table:table-cell table:number-columns-repeated="1022"/>
        </table:table-row>
        <table:table-row table:style-name="ro1"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Golem</text:p>
          </table:table-cell>
          <table:table-cell table:number-columns-repeated="1022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ruise &amp; Torpedo Explosion Velocity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EM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Explosive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Kinetic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hermal Cruise &amp; Torpedo Damage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Griffin</text:p>
          </table:table-cell>
          <table:table-cell table:number-columns-repeated="1022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Need</text:p>
          </table:table-cell>
          <table:table-cell table:number-columns-repeated="1011"/>
        </table:table-row>
        <table:table-row table:style-name="ro1">
          <table:table-cell office:value-type="string">
            <text:p># Guardian</text:p>
          </table:table-cell>
          <table:table-cell table:number-columns-repeated="1022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Energy Transfer Power Need</text:p>
          </table:table-cell>
          <table:table-cell table:number-columns-repeated="1011"/>
        </table:table-row>
        <table:table-row table:style-name="ro1">
          <table:table-cell office:value-type="string">
            <text:p># Guardian-Vexor</text:p>
          </table:table-cell>
          <table:table-cell table:number-columns-repeated="1022"/>
        </table:table-row>
        <table:table-row table:style-name="ro1"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11011">
            <text:p>110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rone Control Bonus</text:p>
          </table:table-cell>
          <table:table-cell table:number-columns-repeated="1011"/>
        </table:table-row>
        <table:table-row table:style-name="ro1">
          <table:table-cell office:value-type="string">
            <text:p># Harbinger</text:p>
          </table:table-cell>
          <table:table-cell table:number-columns-repeated="1022"/>
        </table:table-row>
        <table:table-row table:style-name="ro1"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24696">
            <text:p>246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Harpy</text:p>
          </table:table-cell>
          <table:table-cell table:number-columns-repeated="1022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381">
            <text:p>1138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Hawk</text:p>
          </table:table-cell>
          <table:table-cell table:number-columns-repeated="1022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tandard, Assault Launcher ROF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1379">
            <text:p>1137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Hel</text:p>
          </table:table-cell>
          <table:table-cell table:number-columns-repeated="1022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Helios</text:p>
          </table:table-cell>
          <table:table-cell table:number-columns-repeated="1022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cout Drone Thermal Damage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7.5">
            <text:p>-97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Heretic</text:p>
          </table:table-cell>
          <table:table-cell table:number-columns-repeated="1022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&amp; Light Missile Explosion Velocity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Heron</text:p>
          </table:table-cell>
          <table:table-cell table:number-columns-repeated="1022"/>
        </table:table-row>
        <table:table-row table:style-name="ro1"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Hoarder</text:p>
          </table:table-cell>
          <table:table-cell table:number-columns-repeated="1022"/>
        </table:table-row>
        <table:table-row table:style-name="ro1"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Hound</text:p>
          </table:table-cell>
          <table:table-cell table:number-columns-repeated="1022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xplosive Torpedo Damage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losive Bomb Damage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0">
            <text:p>0</text:p>
          </table:table-cell>
          <table:table-cell office:value-type="float" office:value="-99.65">
            <text:p>-99.6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9.5">
            <text:p>-99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Huginn</text:p>
          </table:table-cell>
          <table:table-cell table:number-columns-repeated="1022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string">
            <text:p># Hulk</text:p>
          </table:table-cell>
          <table:table-cell table:number-columns-repeated="1022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Hurricane</text:p>
          </table:table-cell>
          <table:table-cell table:number-columns-repeated="1022"/>
        </table:table-row>
        <table:table-row table:style-name="ro1"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24702">
            <text:p>2470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Hyena</text:p>
          </table:table-cell>
          <table:table-cell table:number-columns-repeated="1022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11387">
            <text:p>11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Signature Radius</text:p>
          </table:table-cell>
          <table:table-cell table:number-columns-repeated="1011"/>
        </table:table-row>
        <table:table-row table:style-name="ro1"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string">
            <text:p># Hyperion</text:p>
          </table:table-cell>
          <table:table-cell table:number-columns-repeated="1022"/>
        </table:table-row>
        <table:table-row table:style-name="ro1"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Ibis</text:p>
          </table:table-cell>
          <table:table-cell table:number-columns-repeated="1022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Imicus</text:p>
          </table:table-cell>
          <table:table-cell table:number-columns-repeated="1022"/>
        </table:table-row>
        <table:table-row table:style-name="ro1"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Impairor</text:p>
          </table:table-cell>
          <table:table-cell table:number-columns-repeated="1022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Impel</text:p>
          </table:table-cell>
          <table:table-cell table:number-columns-repeated="1022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Imperial Navy Slicer</text:p>
          </table:table-cell>
          <table:table-cell table:number-columns-repeated="1022"/>
        </table:table-row>
        <table:table-row table:style-name="ro1"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Incursus</text:p>
          </table:table-cell>
          <table:table-cell table:number-columns-repeated="1022"/>
        </table:table-row>
        <table:table-row table:style-name="ro1"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Inquisitor</text:p>
          </table:table-cell>
          <table:table-cell table:number-columns-repeated="1022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string">
            <text:p># Ishkur</text:p>
          </table:table-cell>
          <table:table-cell table:number-columns-repeated="1022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42">
            <text:p>1204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12042">
            <text:p>1204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Ishtar</text:p>
          </table:table-cell>
          <table:table-cell table:number-columns-repeated="1022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 office:value-type="string">
            <text:p># Iteron</text:p>
          </table:table-cell>
          <table:table-cell table:number-columns-repeated="1022"/>
        </table:table-row>
        <table:table-row table:style-name="ro1"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II</text:p>
          </table:table-cell>
          <table:table-cell table:number-columns-repeated="1022"/>
        </table:table-row>
        <table:table-row table:style-name="ro1"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III</text:p>
          </table:table-cell>
          <table:table-cell table:number-columns-repeated="1022"/>
        </table:table-row>
        <table:table-row table:style-name="ro1"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IV</text:p>
          </table:table-cell>
          <table:table-cell table:number-columns-repeated="1022"/>
        </table:table-row>
        <table:table-row table:style-name="ro1"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Iteron Mark V</text:p>
          </table:table-cell>
          <table:table-cell table:number-columns-repeated="1022"/>
        </table:table-row>
        <table:table-row table:style-name="ro1"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Jaguar</text:p>
          </table:table-cell>
          <table:table-cell table:number-columns-repeated="1022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float" office:value="11400">
            <text:p>1140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Keres</text:p>
          </table:table-cell>
          <table:table-cell table:number-columns-repeated="1022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Remote Sensor Capacitor Use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11174">
            <text:p>11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Signature Radius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Warp Disruptor Cap Use</text:p>
          </table:table-cell>
          <table:table-cell table:number-columns-repeated="1011"/>
        </table:table-row>
        <table:table-row table:style-name="ro1">
          <table:table-cell office:value-type="string">
            <text:p># Kestrel</text:p>
          </table:table-cell>
          <table:table-cell table:number-columns-repeated="1022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string">
            <text:p># Kitsune</text:p>
          </table:table-cell>
          <table:table-cell table:number-columns-repeated="1022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1194">
            <text:p>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string">
            <text:p># Kronos</text:p>
          </table:table-cell>
          <table:table-cell table:number-columns-repeated="1022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Lachesis</text:p>
          </table:table-cell>
          <table:table-cell table:number-columns-repeated="1022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 Launcher ROF</text:p>
          </table:table-cell>
          <table:table-cell table:number-columns-repeated="1011"/>
        </table:table-row>
        <table:table-row table:style-name="ro1">
          <table:table-cell office:value-type="string">
            <text:p># Legion</text:p>
          </table:table-cell>
          <table:table-cell table:number-columns-repeated="1022"/>
        </table:table-row>
        <table:table-row table:style-name="ro1">
          <table:table-cell office:value-type="float" office:value="29986">
            <text:p>29986</text:p>
          </table:table-cell>
          <table:table-cell/>
          <table:table-cell office:value-type="float" office:value="1">
            <text:p>1</text:p>
          </table:table-cell>
          <table:table-cell office:value-type="float" office:value="30650">
            <text:p>30650</text:p>
          </table:table-cell>
          <table:table-cell/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Leviathan</text:p>
          </table:table-cell>
          <table:table-cell table:number-columns-repeated="1022"/>
        </table:table-row>
        <table:table-row table:style-name="ro1"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Citadel Torpedo Kinetic Damage</text:p>
          </table:table-cell>
          <table:table-cell table:number-columns-repeated="1011"/>
        </table:table-row>
        <table:table-row table:style-name="ro1"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Gang Shield HP</text:p>
          </table:table-cell>
          <table:table-cell table:number-columns-repeated="1011"/>
        </table:table-row>
        <table:table-row table:style-name="ro1">
          <table:table-cell office:value-type="float" office:value="3764">
            <text:p>376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3764">
            <text:p>376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Loki</text:p>
          </table:table-cell>
          <table:table-cell table:number-columns-repeated="1022"/>
        </table:table-row>
        <table:table-row table:style-name="ro1">
          <table:table-cell office:value-type="float" office:value="29990">
            <text:p>29990</text:p>
          </table:table-cell>
          <table:table-cell/>
          <table:table-cell office:value-type="float" office:value="1">
            <text:p>1</text:p>
          </table:table-cell>
          <table:table-cell office:value-type="float" office:value="30653">
            <text:p>30653</text:p>
          </table:table-cell>
          <table:table-cell/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Machariel</text:p>
          </table:table-cell>
          <table:table-cell table:number-columns-repeated="1022"/>
        </table:table-row>
        <table:table-row table:style-name="ro1">
          <table:table-cell office:value-type="float" office:value="17738">
            <text:p>1773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string">
            <text:p># Mackinaw</text:p>
          </table:table-cell>
          <table:table-cell table:number-columns-repeated="1022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1556">
            <text:p>1556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Ore Hold Capacity Bonus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-33.33333333">
            <text:p>-33.33333333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Maelstrom</text:p>
          </table:table-cell>
          <table:table-cell table:number-columns-repeated="1022"/>
        </table:table-row>
        <table:table-row table:style-name="ro1"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Magnate</text:p>
          </table:table-cell>
          <table:table-cell table:number-columns-repeated="1022"/>
        </table:table-row>
        <table:table-row table:style-name="ro1"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Malediction</text:p>
          </table:table-cell>
          <table:table-cell table:number-columns-repeated="1022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 office:value-type="float" office:value="11186">
            <text:p>1118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Maller</text:p>
          </table:table-cell>
          <table:table-cell table:number-columns-repeated="1022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Mammoth</text:p>
          </table:table-cell>
          <table:table-cell table:number-columns-repeated="1022"/>
        </table:table-row>
        <table:table-row table:style-name="ro1"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Manticore</text:p>
          </table:table-cell>
          <table:table-cell table:number-columns-repeated="1022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Kinetic Torpedo Damage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Bomb Damage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0">
            <text:p>0</text:p>
          </table:table-cell>
          <table:table-cell office:value-type="float" office:value="-99.65">
            <text:p>-99.6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9.5">
            <text:p>-99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Mastodon</text:p>
          </table:table-cell>
          <table:table-cell table:number-columns-repeated="1022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Maulus</text:p>
          </table:table-cell>
          <table:table-cell table:number-columns-repeated="1022"/>
        </table:table-row>
        <table:table-row table:style-name="ro1"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string">
            <text:p># Megathron</text:p>
          </table:table-cell>
          <table:table-cell table:number-columns-repeated="1022"/>
        </table:table-row>
        <table:table-row table:style-name="ro1"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Megathron Federate Issue</text:p>
          </table:table-cell>
          <table:table-cell table:number-columns-repeated="1022"/>
        </table:table-row>
        <table:table-row table:style-name="ro1"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Megathron Navy Issue</text:p>
          </table:table-cell>
          <table:table-cell table:number-columns-repeated="1022"/>
        </table:table-row>
        <table:table-row table:style-name="ro1"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Merlin</text:p>
          </table:table-cell>
          <table:table-cell table:number-columns-repeated="1022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Moa</text:p>
          </table:table-cell>
          <table:table-cell table:number-columns-repeated="1022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Optimal Rang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Moros</text:p>
          </table:table-cell>
          <table:table-cell table:number-columns-repeated="1022"/>
        </table:table-row>
        <table:table-row table:style-name="ro1"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/>
          <table:table-cell office:value-type="float" office:value="10012">
            <text:p>10012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Hybrid Turret ROF</text:p>
          </table:table-cell>
          <table:table-cell table:number-columns-repeated="1011"/>
        </table:table-row>
        <table:table-row table:style-name="ro1">
          <table:table-cell office:value-type="string">
            <text:p># Muninn</text:p>
          </table:table-cell>
          <table:table-cell table:number-columns-repeated="1022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Optimal Range</text:p>
          </table:table-cell>
          <table:table-cell table:number-columns-repeated="1011"/>
        </table:table-row>
        <table:table-row table:style-name="ro1"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Myrmidon</text:p>
          </table:table-cell>
          <table:table-cell table:number-columns-repeated="1022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4700">
            <text:p>2470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Naga</text:p>
          </table:table-cell>
          <table:table-cell table:number-columns-repeated="1022"/>
        </table:table-row>
        <table:table-row table:style-name="ro1"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string">
            <text:p># Naglfar</text:p>
          </table:table-cell>
          <table:table-cell table:number-columns-repeated="1022"/>
        </table:table-row>
        <table:table-row table:style-name="ro1"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Projectile Turret ROF</text:p>
          </table:table-cell>
          <table:table-cell table:number-columns-repeated="1011"/>
        </table:table-row>
        <table:table-row table:style-name="ro1"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Navitas</text:p>
          </table:table-cell>
          <table:table-cell table:number-columns-repeated="1022"/>
        </table:table-row>
        <table:table-row table:style-name="ro1"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592">
            <text:p>59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string">
            <text:p># Nemesis</text:p>
          </table:table-cell>
          <table:table-cell table:number-columns-repeated="1022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hermal Torpedo Damage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al Bomb Damage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0">
            <text:p>0</text:p>
          </table:table-cell>
          <table:table-cell office:value-type="float" office:value="-99.65">
            <text:p>-99.6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9.5">
            <text:p>-99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Nidhoggur</text:p>
          </table:table-cell>
          <table:table-cell table:number-columns-repeated="1022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Nighthawk</text:p>
          </table:table-cell>
          <table:table-cell table:number-columns-repeated="1022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Missile Kinetic Damag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Missile Explosion Velocity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Assault Missile Kinetic Damage</text:p>
          </table:table-cell>
          <table:table-cell table:number-columns-repeated="1011"/>
        </table:table-row>
        <table:table-row table:style-name="ro1">
          <table:table-cell office:value-type="float" office:value="22470">
            <text:p>2247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Nightmare</text:p>
          </table:table-cell>
          <table:table-cell table:number-columns-repeated="1022"/>
        </table:table-row>
        <table:table-row table:style-name="ro1">
          <table:table-cell office:value-type="float" office:value="17736">
            <text:p>1773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Noctis</text:p>
          </table:table-cell>
          <table:table-cell table:number-columns-repeated="1022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Tractor Beam Cycle Time</text:p>
          </table:table-cell>
          <table:table-cell table:number-columns-repeated="1011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861;26983;30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alvager Beam Cycle Time</text:p>
          </table:table-cell>
          <table:table-cell table:number-columns-repeated="1011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/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string">
            <text:p># Nomad</text:p>
          </table:table-cell>
          <table:table-cell table:number-columns-repeated="1022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string">
            <text:p># Nyx</text:p>
          </table:table-cell>
          <table:table-cell table:number-columns-repeated="1022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Obelisk</text:p>
          </table:table-cell>
          <table:table-cell table:number-columns-repeated="1022"/>
        </table:table-row>
        <table:table-row table:style-name="ro1"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Occator</text:p>
          </table:table-cell>
          <table:table-cell table:number-columns-repeated="1022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string">
            <text:p># Omen</text:p>
          </table:table-cell>
          <table:table-cell table:number-columns-repeated="1022"/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string">
            <text:p># Omen Navy Issue</text:p>
          </table:table-cell>
          <table:table-cell table:number-columns-repeated="1022"/>
        </table:table-row>
        <table:table-row table:style-name="ro1"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string">
            <text:p># Oneiros</text:p>
          </table:table-cell>
          <table:table-cell table:number-columns-repeated="1022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 office:value-type="float" office:value="11989">
            <text:p>1198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 office:value-type="string">
            <text:p># Onyx</text:p>
          </table:table-cell>
          <table:table-cell table:number-columns-repeated="1022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Oracle</text:p>
          </table:table-cell>
          <table:table-cell table:number-columns-repeated="1022"/>
        </table:table-row>
        <table:table-row table:style-name="ro1"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Large Energy Turret PG Usage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Large Energy Turret CPU Need</text:p>
          </table:table-cell>
          <table:table-cell table:number-columns-repeated="1011"/>
        </table:table-row>
        <table:table-row table:style-name="ro1"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string">
            <text:p># Orca</text:p>
          </table:table-cell>
          <table:table-cell table:number-columns-repeated="1022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/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2553;22555;22557;4274;4276;4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Osprey</text:p>
          </table:table-cell>
          <table:table-cell table:number-columns-repeated="1022"/>
        </table:table-row>
        <table:table-row table:style-name="ro1"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620">
            <text:p>62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string">
            <text:p># Osprey Navy Issue</text:p>
          </table:table-cell>
          <table:table-cell table:number-columns-repeated="1022"/>
        </table:table-row>
        <table:table-row table:style-name="ro1"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string">
            <text:p># Paladin</text:p>
          </table:table-cell>
          <table:table-cell table:number-columns-repeated="1022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/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28659">
            <text:p>286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Panther</text:p>
          </table:table-cell>
          <table:table-cell table:number-columns-repeated="1022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2440">
            <text:p>22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40">
            <text:p>2244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Phantasm</text:p>
          </table:table-cell>
          <table:table-cell table:number-columns-repeated="1022"/>
        </table:table-row>
        <table:table-row table:style-name="ro1">
          <table:table-cell office:value-type="float" office:value="17718">
            <text:p>1771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Energy Turret Tracking</text:p>
          </table:table-cell>
          <table:table-cell table:number-columns-repeated="1011"/>
        </table:table-row>
        <table:table-row table:style-name="ro1"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Phobos</text:p>
          </table:table-cell>
          <table:table-cell table:number-columns-repeated="1022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string">
            <text:p># Phoenix</text:p>
          </table:table-cell>
          <table:table-cell table:number-columns-repeated="1022"/>
        </table:table-row>
        <table:table-row table:style-name="ro1"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itadel Launcher ROF</text:p>
          </table:table-cell>
          <table:table-cell table:number-columns-repeated="1011"/>
        </table:table-row>
        <table:table-row table:style-name="ro1">
          <table:table-cell office:value-type="string">
            <text:p># Pilgrim</text:p>
          </table:table-cell>
          <table:table-cell table:number-columns-repeated="1022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Probe</text:p>
          </table:table-cell>
          <table:table-cell table:number-columns-repeated="1022"/>
        </table:table-row>
        <table:table-row table:style-name="ro1"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string">
            <text:p># Procurer</text:p>
          </table:table-cell>
          <table:table-cell table:number-columns-repeated="1022"/>
        </table:table-row>
        <table:table-row table:style-name="ro1">
          <table:table-cell office:value-type="float" office:value="17480">
            <text:p>17480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7480">
            <text:p>174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17480">
            <text:p>17480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 office:value-type="float" office:value="17480">
            <text:p>1748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7480">
            <text:p>1748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-66.66666667">
            <text:p>-66.66666667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Prophecy</text:p>
          </table:table-cell>
          <table:table-cell table:number-columns-repeated="1022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6233">
            <text:p>1623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Prorator</text:p>
          </table:table-cell>
          <table:table-cell table:number-columns-repeated="1022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8.5">
            <text:p>-98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Proteus</text:p>
          </table:table-cell>
          <table:table-cell table:number-columns-repeated="1022"/>
        </table:table-row>
        <table:table-row table:style-name="ro1">
          <table:table-cell office:value-type="float" office:value="29988">
            <text:p>29988</text:p>
          </table:table-cell>
          <table:table-cell/>
          <table:table-cell office:value-type="float" office:value="1">
            <text:p>1</text:p>
          </table:table-cell>
          <table:table-cell office:value-type="float" office:value="30652">
            <text:p>30652</text:p>
          </table:table-cell>
          <table:table-cell/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Providence</text:p>
          </table:table-cell>
          <table:table-cell table:number-columns-repeated="1022"/>
        </table:table-row>
        <table:table-row table:style-name="ro1"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Prowler</text:p>
          </table:table-cell>
          <table:table-cell table:number-columns-repeated="1022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8.5">
            <text:p>-98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Punisher</text:p>
          </table:table-cell>
          <table:table-cell table:number-columns-repeated="1022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Purifier</text:p>
          </table:table-cell>
          <table:table-cell table:number-columns-repeated="1022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M Torpedo Damage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Bomb Damage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0">
            <text:p>0</text:p>
          </table:table-cell>
          <table:table-cell office:value-type="float" office:value="-99.65">
            <text:p>-99.6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9.5">
            <text:p>-99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Ragnarok</text:p>
          </table:table-cell>
          <table:table-cell table:number-columns-repeated="1022"/>
        </table:table-row>
        <table:table-row table:style-name="ro1"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/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Gang Sig Radius</text:p>
          </table:table-cell>
          <table:table-cell table:number-columns-repeated="1011"/>
        </table:table-row>
        <table:table-row table:style-name="ro1">
          <table:table-cell office:value-type="float" office:value="23773">
            <text:p>2377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3773">
            <text:p>2377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string">
            <text:p># Rapier</text:p>
          </table:table-cell>
          <table:table-cell table:number-columns-repeated="1022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string">
            <text:p># Raptor</text:p>
          </table:table-cell>
          <table:table-cell table:number-columns-repeated="1022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 office:value-type="float" office:value="11178">
            <text:p>1117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Rattlesnake</text:p>
          </table:table-cell>
          <table:table-cell table:number-columns-repeated="1022"/>
        </table:table-row>
        <table:table-row table:style-name="ro1">
          <table:table-cell office:value-type="float" office:value="17918">
            <text:p>1791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string">
            <text:p># Raven</text:p>
          </table:table-cell>
          <table:table-cell table:number-columns-repeated="1022"/>
        </table:table-row>
        <table:table-row table:style-name="ro1"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string">
            <text:p># Raven Navy Issue</text:p>
          </table:table-cell>
          <table:table-cell table:number-columns-repeated="1022"/>
        </table:table-row>
        <table:table-row table:style-name="ro1"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string">
            <text:p># Raven State Issue</text:p>
          </table:table-cell>
          <table:table-cell table:number-columns-repeated="1022"/>
        </table:table-row>
        <table:table-row table:style-name="ro1"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string">
            <text:p># Reaper</text:p>
          </table:table-cell>
          <table:table-cell table:number-columns-repeated="1022"/>
        </table:table-row>
        <table:table-row table:style-name="ro1">
          <table:table-cell office:value-type="float" office:value="588">
            <text:p>58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588">
            <text:p>58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588">
            <text:p>58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588">
            <text:p>58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string">
            <text:p># Redeemer</text:p>
          </table:table-cell>
          <table:table-cell table:number-columns-repeated="1022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/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28">
            <text:p>2242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Republic Fleet Firetail</text:p>
          </table:table-cell>
          <table:table-cell table:number-columns-repeated="1022"/>
        </table:table-row>
        <table:table-row table:style-name="ro1"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Retribution</text:p>
          </table:table-cell>
          <table:table-cell table:number-columns-repeated="1022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1393">
            <text:p>1139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Retriever</text:p>
          </table:table-cell>
          <table:table-cell table:number-columns-repeated="1022"/>
        </table:table-row>
        <table:table-row table:style-name="ro1">
          <table:table-cell office:value-type="float" office:value="17478">
            <text:p>1747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1556">
            <text:p>1556</text:p>
          </table:table-cell>
          <table:table-cell office:value-type="float" office:value="1">
            <text:p>1</text:p>
          </table:table-cell>
          <table:table-cell office:value-type="float" office:value="17478">
            <text:p>174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Ore Hold Capacity Bonus</text:p>
          </table:table-cell>
          <table:table-cell table:number-columns-repeated="1011"/>
        </table:table-row>
        <table:table-row table:style-name="ro1">
          <table:table-cell office:value-type="float" office:value="17478">
            <text:p>1747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7478">
            <text:p>1747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-33.33333333">
            <text:p>-33.33333333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Revelation</text:p>
          </table:table-cell>
          <table:table-cell table:number-columns-repeated="1022"/>
        </table:table-row>
        <table:table-row table:style-name="ro1"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apital Energy Turret Cap</text:p>
          </table:table-cell>
          <table:table-cell table:number-columns-repeated="1011"/>
        </table:table-row>
        <table:table-row table:style-name="ro1"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/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Energy Turret ROF</text:p>
          </table:table-cell>
          <table:table-cell table:number-columns-repeated="1011"/>
        </table:table-row>
        <table:table-row table:style-name="ro1">
          <table:table-cell office:value-type="string">
            <text:p># Revenant</text:p>
          </table:table-cell>
          <table:table-cell table:number-columns-repeated="1022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ighter Max Velocity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ighter Bomber Max Velocity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Shield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Armor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Hull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Shield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Armor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Hull HP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Rhea</text:p>
          </table:table-cell>
          <table:table-cell table:number-columns-repeated="1022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/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string">
            <text:p># Rifter</text:p>
          </table:table-cell>
          <table:table-cell table:number-columns-repeated="1022"/>
        </table:table-row>
        <table:table-row table:style-name="ro1"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Rokh</text:p>
          </table:table-cell>
          <table:table-cell table:number-columns-repeated="1022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Rook</text:p>
          </table:table-cell>
          <table:table-cell table:number-columns-repeated="1022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vy &amp; Heavy Assault Launcher ROF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 &amp; Heavy Assault Missile Velocity</text:p>
          </table:table-cell>
          <table:table-cell table:number-columns-repeated="1011"/>
        </table:table-row>
        <table:table-row table:style-name="ro1">
          <table:table-cell office:value-type="string">
            <text:p># Rorqual</text:p>
          </table:table-cell>
          <table:table-cell table:number-columns-repeated="1022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/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Industrial Core Fuel Need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/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ning Foreman Ganglink Bonus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Cargo Scanner Rang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8352">
            <text:p>283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Rupture</text:p>
          </table:table-cell>
          <table:table-cell table:number-columns-repeated="1022"/>
        </table:table-row>
        <table:table-row table:style-name="ro1"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Sabre</text:p>
          </table:table-cell>
          <table:table-cell table:number-columns-repeated="1022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string">
            <text:p># Sacrilege</text:p>
          </table:table-cell>
          <table:table-cell table:number-columns-repeated="1022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losive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al Assault Missile Damag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string">
            <text:p># Scimitar</text:p>
          </table:table-cell>
          <table:table-cell table:number-columns-repeated="1022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 office:value-type="float" office:value="11978">
            <text:p>1197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 office:value-type="string">
            <text:p># Scorpion</text:p>
          </table:table-cell>
          <table:table-cell table:number-columns-repeated="1022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Burst Radius</text:p>
          </table:table-cell>
          <table:table-cell table:number-columns-repeated="1011"/>
        </table:table-row>
        <table:table-row table:style-name="ro1">
          <table:table-cell office:value-type="string">
            <text:p># Scorpion Navy Issue</text:p>
          </table:table-cell>
          <table:table-cell table:number-columns-repeated="1022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string">
            <text:p># Scythe</text:p>
          </table:table-cell>
          <table:table-cell table:number-columns-repeated="1022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string">
            <text:p># Scythe Fleet Issue</text:p>
          </table:table-cell>
          <table:table-cell table:number-columns-repeated="1022"/>
        </table:table-row>
        <table:table-row table:style-name="ro1"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string">
            <text:p># Sentinel</text:p>
          </table:table-cell>
          <table:table-cell table:number-columns-repeated="1022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90">
            <text:p>11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string">
            <text:p># Sigil</text:p>
          </table:table-cell>
          <table:table-cell table:number-columns-repeated="1022"/>
        </table:table-row>
        <table:table-row table:style-name="ro1"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Silver Magnate</text:p>
          </table:table-cell>
          <table:table-cell table:number-columns-repeated="1022"/>
        </table:table-row>
        <table:table-row table:style-name="ro1"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Sin</text:p>
          </table:table-cell>
          <table:table-cell table:number-columns-repeated="1022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2430">
            <text:p>22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30">
            <text:p>2243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Skiff</text:p>
          </table:table-cell>
          <table:table-cell table:number-columns-repeated="1022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-66.66666667">
            <text:p>-66.66666667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string">
            <text:p># Slasher</text:p>
          </table:table-cell>
          <table:table-cell table:number-columns-repeated="1022"/>
        </table:table-row>
        <table:table-row table:style-name="ro1"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585">
            <text:p>58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Sleipnir</text:p>
          </table:table-cell>
          <table:table-cell table:number-columns-repeated="1022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22444">
            <text:p>2244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string">
            <text:p># Stabber</text:p>
          </table:table-cell>
          <table:table-cell table:number-columns-repeated="1022"/>
        </table:table-row>
        <table:table-row table:style-name="ro1"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Stabber Fleet Issue</text:p>
          </table:table-cell>
          <table:table-cell table:number-columns-repeated="1022"/>
        </table:table-row>
        <table:table-row table:style-name="ro1"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string">
            <text:p># Stiletto</text:p>
          </table:table-cell>
          <table:table-cell table:number-columns-repeated="1022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 office:value-type="float" office:value="11198">
            <text:p>1119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Succubus</text:p>
          </table:table-cell>
          <table:table-cell table:number-columns-repeated="1022"/>
        </table:table-row>
        <table:table-row table:style-name="ro1">
          <table:table-cell office:value-type="float" office:value="17924">
            <text:p>1792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Talos</text:p>
          </table:table-cell>
          <table:table-cell table:number-columns-repeated="1022"/>
        </table:table-row>
        <table:table-row table:style-name="ro1"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 Speed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string">
            <text:p># Taranis</text:p>
          </table:table-cell>
          <table:table-cell table:number-columns-repeated="1022"/>
        </table:table-row>
        <table:table-row table:style-name="ro1"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1200">
            <text:p>1120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string">
            <text:p># Tempest</text:p>
          </table:table-cell>
          <table:table-cell table:number-columns-repeated="1022"/>
        </table:table-row>
        <table:table-row table:style-name="ro1"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Tempest Fleet Issue</text:p>
          </table:table-cell>
          <table:table-cell table:number-columns-repeated="1022"/>
        </table:table-row>
        <table:table-row table:style-name="ro1"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Tempest Tribal Issue</text:p>
          </table:table-cell>
          <table:table-cell table:number-columns-repeated="1022"/>
        </table:table-row>
        <table:table-row table:style-name="ro1"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Tengu</text:p>
          </table:table-cell>
          <table:table-cell table:number-columns-repeated="1022"/>
        </table:table-row>
        <table:table-row table:style-name="ro1">
          <table:table-cell office:value-type="float" office:value="29984">
            <text:p>29984</text:p>
          </table:table-cell>
          <table:table-cell/>
          <table:table-cell office:value-type="float" office:value="1">
            <text:p>1</text:p>
          </table:table-cell>
          <table:table-cell office:value-type="float" office:value="30651">
            <text:p>30651</text:p>
          </table:table-cell>
          <table:table-cell/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string">
            <text:p># Thanatos</text:p>
          </table:table-cell>
          <table:table-cell table:number-columns-repeated="1022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Thorax</text:p>
          </table:table-cell>
          <table:table-cell table:number-columns-repeated="1022"/>
        </table:table-row>
        <table:table-row table:style-name="ro1"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string">
            <text:p># Thrasher</text:p>
          </table:table-cell>
          <table:table-cell table:number-columns-repeated="1022"/>
        </table:table-row>
        <table:table-row table:style-name="ro1"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6242">
            <text:p>1624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string">
            <text:p># Tormentor</text:p>
          </table:table-cell>
          <table:table-cell table:number-columns-repeated="1022"/>
        </table:table-row>
        <table:table-row table:style-name="ro1"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string">
            <text:p># Tornado</text:p>
          </table:table-cell>
          <table:table-cell table:number-columns-repeated="1022"/>
        </table:table-row>
        <table:table-row table:style-name="ro1"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Large Projectile Turret PG Usage</text:p>
          </table:table-cell>
          <table:table-cell table:number-columns-repeated="1011"/>
        </table:table-row>
        <table:table-row table:style-name="ro1"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Large Projectile Turret CPU Need</text:p>
          </table:table-cell>
          <table:table-cell table:number-columns-repeated="1011"/>
        </table:table-row>
        <table:table-row table:style-name="ro1">
          <table:table-cell office:value-type="string">
            <text:p># Tristan</text:p>
          </table:table-cell>
          <table:table-cell table:number-columns-repeated="1022"/>
        </table:table-row>
        <table:table-row table:style-name="ro1"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string">
            <text:p># Typhoon</text:p>
          </table:table-cell>
          <table:table-cell table:number-columns-repeated="1022"/>
        </table:table-row>
        <table:table-row table:style-name="ro1"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string">
            <text:p># Typhoon Fleet Issue</text:p>
          </table:table-cell>
          <table:table-cell table:number-columns-repeated="1022"/>
        </table:table-row>
        <table:table-row table:style-name="ro1"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string">
            <text:p># Vagabond</text:p>
          </table:table-cell>
          <table:table-cell table:number-columns-repeated="1022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1999">
            <text:p>11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string">
            <text:p># Vargur</text:p>
          </table:table-cell>
          <table:table-cell table:number-columns-repeated="1022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0013">
            <text:p>10013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Projectile Turret Tracking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string">
            <text:p># Velator</text:p>
          </table:table-cell>
          <table:table-cell table:number-columns-repeated="1022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string">
            <text:p># Vengeance</text:p>
          </table:table-cell>
          <table:table-cell table:number-columns-repeated="1022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7;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Rocket, Standard, Assault Launcher ROF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float" office:value="11365">
            <text:p>1136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Vexor</text:p>
          </table:table-cell>
          <table:table-cell table:number-columns-repeated="1022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string">
            <text:p># Vexor Navy Issue</text:p>
          </table:table-cell>
          <table:table-cell table:number-columns-repeated="1022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string">
            <text:p># Viator</text:p>
          </table:table-cell>
          <table:table-cell table:number-columns-repeated="1022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98.5">
            <text:p>-98.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rmor Repair Duration</text:p>
          </table:table-cell>
          <table:table-cell table:number-columns-repeated="1011"/>
        </table:table-row>
        <table:table-row table:style-name="ro1">
          <table:table-cell office:value-type="string">
            <text:p># Vigil</text:p>
          </table:table-cell>
          <table:table-cell table:number-columns-repeated="1022"/>
        </table:table-row>
        <table:table-row table:style-name="ro1"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66">
            <text:p>37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string">
            <text:p># Vigilant</text:p>
          </table:table-cell>
          <table:table-cell table:number-columns-repeated="1022"/>
        </table:table-row>
        <table:table-row table:style-name="ro1">
          <table:table-cell office:value-type="float" office:value="17722">
            <text:p>1772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Vindicator</text:p>
          </table:table-cell>
          <table:table-cell table:number-columns-repeated="1022"/>
        </table:table-row>
        <table:table-row table:style-name="ro1">
          <table:table-cell office:value-type="float" office:value="17740">
            <text:p>1774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string">
            <text:p># Vulture</text:p>
          </table:table-cell>
          <table:table-cell table:number-columns-repeated="1022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/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124;22228;20514;4280;4282;4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ege Warfare Link Bonus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string">
            <text:p># Widow</text:p>
          </table:table-cell>
          <table:table-cell table:number-columns-repeated="1022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/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 office:value-type="float" office:value="22436">
            <text:p>2243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string">
            <text:p># Wolf</text:p>
          </table:table-cell>
          <table:table-cell table:number-columns-repeated="1022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/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 office:value-type="float" office:value="11371">
            <text:p>1137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string">
            <text:p># Worm</text:p>
          </table:table-cell>
          <table:table-cell table:number-columns-repeated="1022"/>
        </table:table-row>
        <table:table-row table:style-name="ro1">
          <table:table-cell office:value-type="float" office:value="17930">
            <text:p>1793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/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string">
            <text:p># Wreathe</text:p>
          </table:table-cell>
          <table:table-cell table:number-columns-repeated="1022"/>
        </table:table-row>
        <table:table-row table:style-name="ro1"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10004">
            <text:p>10004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string">
            <text:p># Wyvern</text:p>
          </table:table-cell>
          <table:table-cell table:number-columns-repeated="1022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10005">
            <text:p>10005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/>
          <table:table-cell office:value-type="float" office:value="10063">
            <text:p>10063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07">
            <text:p>10007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string">
            <text:p># Zealot</text:p>
          </table:table-cell>
          <table:table-cell table:number-columns-repeated="1022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/>
          <table:table-cell office:value-type="float" office:value="10011">
            <text:p>1001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Energy Turret Optimal Rang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 style:data-style-name="N2" text:time-value="0000-00-00T21:29:59.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date>2013-08-07T23:57:38.18</dc:date>
    <meta:editing-duration>P0D</meta:editing-duration>
    <meta:editing-cycles>4</meta:editing-cycles>
    <meta:document-statistic meta:table-count="1" meta:cell-count="12139" meta:object-count="0"/>
  </office:meta>
</office:document-meta>
</file>